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972in"/>
    </style:style>
    <style:style style:name="co2" style:family="table-column">
      <style:table-column-properties fo:break-before="auto" style:column-width="1.5402in"/>
    </style:style>
    <style:style style:name="co3" style:family="table-column">
      <style:table-column-properties fo:break-before="auto" style:column-width="1.1028in"/>
    </style:style>
    <style:style style:name="co4" style:family="table-column">
      <style:table-column-properties fo:break-before="auto" style:column-width="1.3102in"/>
    </style:style>
    <style:style style:name="co5" style:family="table-column">
      <style:table-column-properties fo:break-before="auto" style:column-width="0.9937in"/>
    </style:style>
    <style:style style:name="co6" style:family="table-column">
      <style:table-column-properties fo:break-before="auto" style:column-width="0.8925in"/>
    </style:style>
    <style:style style:name="co7" style:family="table-column">
      <style:table-column-properties fo:break-before="auto" style:column-width="1.8681in"/>
    </style:style>
    <style:style style:name="co8" style:family="table-column">
      <style:table-column-properties fo:break-before="auto" style:column-width="1.7917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11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order="0.0008in solid #000000"/>
    </style:style>
    <style:style style:name="ce3" style:family="table-cell" style:parent-style-name="Default">
      <style:table-cell-properties fo:border="none"/>
    </style:style>
    <style:style style:name="ce4" style:family="table-cell" style:parent-style-name="Default" style:data-style-name="N2"/>
    <style:style style:name="gr1" style:family="graphic">
      <style:graphic-properties draw:stroke="solid" draw:stroke-dash="Ultrafine_20_Dashed" svg:stroke-width="0.0799in" svg:stroke-color="#333333" draw:marker-start-width="0.198in" draw:marker-end-width="0.198in" draw:fill="none" draw:textarea-horizontal-align="center" draw:textarea-vertical-align="middle" fo:padding-top="0.0394in" fo:padding-bottom="0.0394in" fo:padding-left="0.0394in" fo:padding-right="0.0394in" draw:ole-draw-aspect="1"/>
    </style:style>
    <style:style style:name="gr2" style:family="graphic">
      <style:graphic-properties draw:stroke="solid" svg:stroke-width="0.0799in" svg:stroke-color="#1c1c1c" draw:marker-start-width="0.198in" draw:marker-end-width="0.198in" draw:fill="none" draw:textarea-horizontal-align="center" draw:textarea-vertical-align="middle" fo:padding-top="0.0394in" fo:padding-bottom="0.0394in" fo:padding-left="0.0394in" fo:padding-right="0.0394in" draw:ole-draw-aspect="1"/>
    </style:style>
    <style:style style:name="gr3" style:family="graphic">
      <style:graphic-properties draw:stroke="solid" svg:stroke-width="0.1in" svg:stroke-color="#1c1c1c" draw:marker-start-width="0.228in" draw:marker-end-width="0.228in" draw:fill="none" draw:textarea-horizontal-align="center" draw:textarea-vertical-align="middle" fo:padding-top="0.0492in" fo:padding-bottom="0.0492in" fo:padding-left="0.0492in" fo:padding-right="0.0492in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Full Associativty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table:number-columns-spanned="2" table:number-rows-spanned="1">
            <text:p>Cache accesses</text:p>
          </table:table-cell>
          <table:covered-table-cell/>
          <table:table-cell table:number-columns-repeated="3"/>
        </table:table-row>
        <table:table-row table:style-name="ro2">
          <table:table-cell table:style-name="ce1" office:value-type="string">
            <text:p>Size of Cache (in bytes)</text:p>
          </table:table-cell>
          <table:table-cell table:style-name="ce1" office:value-type="string">
            <text:p>File 1</text:p>
          </table:table-cell>
          <table:table-cell table:style-name="ce1" office:value-type="string">
            <text:p>File 2 </text:p>
          </table:table-cell>
          <table:table-cell table:style-name="ce1" office:value-type="string">
            <text:p>File 3</text:p>
          </table:table-cell>
          <table:table-cell table:style-name="ce1" office:value-type="string">
            <text:p>Average</text:p>
          </table:table-cell>
        </table:table-row>
        <table:table-row table:style-name="ro1">
          <table:table-cell table:style-name="ce2" office:value-type="float" office:value="1000">
            <text:p>1000</text:p>
          </table:table-cell>
          <table:table-cell table:style-name="ce2" office:value-type="float" office:value="821142">
            <text:p>821142</text:p>
          </table:table-cell>
          <table:table-cell table:style-name="ce2" office:value-type="float" office:value="364443">
            <text:p>364443</text:p>
          </table:table-cell>
          <table:table-cell table:style-name="ce2" office:value-type="float" office:value="2345459">
            <text:p>2345459</text:p>
          </table:table-cell>
          <table:table-cell table:style-name="ce2" table:formula="of:=AVERAGE([.B3];[.C3];[.D3])" office:value-type="float" office:value="1177014.66666667">
            <text:p>1177014.66666667</text:p>
          </table:table-cell>
        </table:table-row>
        <table:table-row table:style-name="ro1">
          <table:table-cell table:style-name="ce2" office:value-type="float" office:value="2000">
            <text:p>2000</text:p>
          </table:table-cell>
          <table:table-cell table:style-name="ce2" office:value-type="float" office:value="821142">
            <text:p>821142</text:p>
          </table:table-cell>
          <table:table-cell table:style-name="ce2" office:value-type="float" office:value="364443">
            <text:p>364443</text:p>
          </table:table-cell>
          <table:table-cell table:style-name="ce2" office:value-type="float" office:value="2345459">
            <text:p>2345459</text:p>
          </table:table-cell>
          <table:table-cell table:style-name="ce2" table:formula="of:=AVERAGE([.B4];[.C4];[.D4])" office:value-type="float" office:value="1177014.66666667">
            <text:p>1177014.66666667</text:p>
          </table:table-cell>
        </table:table-row>
        <table:table-row table:style-name="ro1">
          <table:table-cell table:style-name="ce2" office:value-type="float" office:value="4000">
            <text:p>4000</text:p>
          </table:table-cell>
          <table:table-cell table:style-name="ce2" office:value-type="float" office:value="821142">
            <text:p>821142</text:p>
          </table:table-cell>
          <table:table-cell table:style-name="ce2" office:value-type="float" office:value="364443">
            <text:p>364443</text:p>
          </table:table-cell>
          <table:table-cell table:style-name="ce2" office:value-type="float" office:value="2345459">
            <text:p>2345459</text:p>
          </table:table-cell>
          <table:table-cell table:style-name="ce2" table:formula="of:=AVERAGE([.B5];[.C5];[.D5])" office:value-type="float" office:value="1177014.66666667">
            <text:p>1177014.66666667</text:p>
          </table:table-cell>
        </table:table-row>
        <table:table-row table:style-name="ro1">
          <table:table-cell table:style-name="ce2" office:value-type="float" office:value="8000">
            <text:p>8000</text:p>
          </table:table-cell>
          <table:table-cell table:style-name="ce2" office:value-type="float" office:value="821142">
            <text:p>821142</text:p>
          </table:table-cell>
          <table:table-cell table:style-name="ce2" office:value-type="float" office:value="364443">
            <text:p>364443</text:p>
          </table:table-cell>
          <table:table-cell table:style-name="ce2" office:value-type="float" office:value="2345459">
            <text:p>2345459</text:p>
          </table:table-cell>
          <table:table-cell table:style-name="ce2" table:formula="of:=AVERAGE([.B6];[.C6];[.D6])" office:value-type="float" office:value="1177014.66666667">
            <text:p>1177014.66666667</text:p>
          </table:table-cell>
        </table:table-row>
        <table:table-row table:style-name="ro1">
          <table:table-cell table:style-name="ce2" office:value-type="float" office:value="16000">
            <text:p>16000</text:p>
          </table:table-cell>
          <table:table-cell table:style-name="ce2" office:value-type="float" office:value="821142">
            <text:p>821142</text:p>
          </table:table-cell>
          <table:table-cell table:style-name="ce2" office:value-type="float" office:value="364443">
            <text:p>364443</text:p>
          </table:table-cell>
          <table:table-cell table:style-name="ce2" office:value-type="float" office:value="2345459">
            <text:p>2345459</text:p>
          </table:table-cell>
          <table:table-cell table:style-name="ce2" table:formula="of:=AVERAGE([.B7];[.C7];[.D7])" office:value-type="float" office:value="1177014.66666667">
            <text:p>1177014.66666667</text:p>
          </table:table-cell>
        </table:table-row>
        <table:table-row table:style-name="ro1">
          <table:table-cell table:style-name="ce2" office:value-type="float" office:value="32000">
            <text:p>32000</text:p>
          </table:table-cell>
          <table:table-cell table:style-name="ce2" office:value-type="float" office:value="821142">
            <text:p>821142</text:p>
          </table:table-cell>
          <table:table-cell table:style-name="ce2" office:value-type="float" office:value="364443">
            <text:p>364443</text:p>
          </table:table-cell>
          <table:table-cell table:style-name="ce2" office:value-type="float" office:value="2345459">
            <text:p>2345459</text:p>
          </table:table-cell>
          <table:table-cell table:style-name="ce2" table:formula="of:=AVERAGE([.B8];[.C8];[.D8])" office:value-type="float" office:value="1177014.66666667">
            <text:p>1177014.66666667</text:p>
          </table:table-cell>
        </table:table-row>
        <table:table-row table:style-name="ro1">
          <table:table-cell table:style-name="ce2" office:value-type="float" office:value="64000">
            <text:p>64000</text:p>
          </table:table-cell>
          <table:table-cell table:style-name="ce2" office:value-type="float" office:value="821142">
            <text:p>821142</text:p>
          </table:table-cell>
          <table:table-cell table:style-name="ce2" office:value-type="float" office:value="364443">
            <text:p>364443</text:p>
          </table:table-cell>
          <table:table-cell table:style-name="ce2" office:value-type="float" office:value="2345459">
            <text:p>2345459</text:p>
          </table:table-cell>
          <table:table-cell table:style-name="ce2" table:formula="of:=AVERAGE([.B9];[.C9];[.D9])" office:value-type="float" office:value="1177014.66666667">
            <text:p>1177014.66666667</text:p>
          </table:table-cell>
        </table:table-row>
        <table:table-row table:style-name="ro1">
          <table:table-cell table:style-name="ce3" table:number-columns-repeated="5"/>
        </table:table-row>
        <table:table-row table:style-name="ro1" table:number-rows-repeated="5">
          <table:table-cell table:number-columns-repeated="5"/>
        </table:table-row>
        <table:table-row table:style-name="ro1">
          <table:table-cell office:value-type="string" table:number-columns-spanned="2" table:number-rows-spanned="1">
            <text:p>Cache miss</text:p>
          </table:table-cell>
          <table:covered-table-cell/>
          <table:table-cell table:number-columns-repeated="3"/>
        </table:table-row>
        <table:table-row table:style-name="ro1">
          <table:table-cell office:value-type="string">
            <text:p>Size of Cache (in bytes)</text:p>
          </table:table-cell>
          <table:table-cell office:value-type="string">
            <text:p>File 1</text:p>
          </table:table-cell>
          <table:table-cell office:value-type="string">
            <text:p>File 2 </text:p>
          </table:table-cell>
          <table:table-cell office:value-type="string">
            <text:p>File 3</text:p>
          </table:table-cell>
          <table:table-cell office:value-type="string">
            <text:p>Average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70154">
            <text:p>70154</text:p>
          </table:table-cell>
          <table:table-cell office:value-type="float" office:value="55351">
            <text:p>55351</text:p>
          </table:table-cell>
          <table:table-cell office:value-type="float" office:value="6753">
            <text:p>6753</text:p>
          </table:table-cell>
          <table:table-cell table:formula="of:=AVERAGE([.B18];[.C18];[.D18])" office:value-type="float" office:value="44086">
            <text:p>44086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69394">
            <text:p>69394</text:p>
          </table:table-cell>
          <table:table-cell office:value-type="float" office:value="45558">
            <text:p>45558</text:p>
          </table:table-cell>
          <table:table-cell office:value-type="float" office:value="6093">
            <text:p>6093</text:p>
          </table:table-cell>
          <table:table-cell table:formula="of:=AVERAGE([.B19];[.C19];[.D19])" office:value-type="float" office:value="40348.3333333333">
            <text:p>40348.3333333333</text:p>
          </table:table-cell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11729">
            <text:p>11729</text:p>
          </table:table-cell>
          <table:table-cell office:value-type="float" office:value="38478">
            <text:p>38478</text:p>
          </table:table-cell>
          <table:table-cell office:value-type="float" office:value="5213">
            <text:p>5213</text:p>
          </table:table-cell>
          <table:table-cell table:formula="of:=AVERAGE([.B20];[.C20];[.D20])" office:value-type="float" office:value="18473.3333333333">
            <text:p>18473.3333333333</text:p>
          </table:table-cell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158">
            <text:p>158</text:p>
          </table:table-cell>
          <table:table-cell office:value-type="float" office:value="605">
            <text:p>605</text:p>
          </table:table-cell>
          <table:table-cell office:value-type="float" office:value="795">
            <text:p>795</text:p>
          </table:table-cell>
          <table:table-cell table:formula="of:=AVERAGE([.B21];[.C21];[.D21])" office:value-type="float" office:value="519.333333333333">
            <text:p>519.3333333333</text:p>
          </table:table-cell>
        </table:table-row>
        <table:table-row table:style-name="ro1">
          <table:table-cell office:value-type="float" office:value="16000">
            <text:p>16000</text:p>
          </table:table-cell>
          <table:table-cell office:value-type="float" office:value="158">
            <text:p>158</text:p>
          </table:table-cell>
          <table:table-cell office:value-type="float" office:value="573">
            <text:p>573</text:p>
          </table:table-cell>
          <table:table-cell office:value-type="float" office:value="520">
            <text:p>520</text:p>
          </table:table-cell>
          <table:table-cell table:formula="of:=AVERAGE([.B22];[.C22];[.D22])" office:value-type="float" office:value="417">
            <text:p>417</text:p>
          </table:table-cell>
        </table:table-row>
        <table:table-row table:style-name="ro1">
          <table:table-cell office:value-type="float" office:value="32000">
            <text:p>32000</text:p>
          </table:table-cell>
          <table:table-cell office:value-type="float" office:value="158">
            <text:p>158</text:p>
          </table:table-cell>
          <table:table-cell office:value-type="float" office:value="572">
            <text:p>572</text:p>
          </table:table-cell>
          <table:table-cell office:value-type="float" office:value="519">
            <text:p>519</text:p>
          </table:table-cell>
          <table:table-cell table:formula="of:=AVERAGE([.B23];[.C23];[.D23])" office:value-type="float" office:value="416.333333333333">
            <text:p>416.3333333333</text:p>
          </table:table-cell>
        </table:table-row>
        <table:table-row table:style-name="ro1">
          <table:table-cell office:value-type="float" office:value="64000">
            <text:p>64000</text:p>
          </table:table-cell>
          <table:table-cell office:value-type="float" office:value="158">
            <text:p>158</text:p>
          </table:table-cell>
          <table:table-cell office:value-type="float" office:value="572">
            <text:p>572</text:p>
          </table:table-cell>
          <table:table-cell office:value-type="float" office:value="519">
            <text:p>519</text:p>
          </table:table-cell>
          <table:table-cell table:formula="of:=AVERAGE([.B24];[.C24];[.D24])" office:value-type="float" office:value="416.333333333333">
            <text:p>416.3333333333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>
            <draw:frame table:end-cell-address="'Full Associativty'.F46" table:end-x="0.2795in" table:end-y="0.0945in" draw:z-index="0" draw:style-name="gr1" draw:text-style-name="P1" svg:width="6.4524in" svg:height="3.5453in" svg:x="0.8453in" svg:y="0.1055in">
              <draw:object draw:notify-on-update-of-ranges="'Full Associativty'.A18:'Full Associativty'.A24 'Full Associativty'.E18:'Full Associativty'.E24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4"/>
        </table:table-row>
      </table:table>
      <table:table table:name="two-way associativity" table:style-name="ta1" table:print="false">
        <table:table-column table:style-name="co7" table:default-cell-style-name="Default"/>
        <table:table-column table:style-name="co6" table:number-columns-repeated="4" table:default-cell-style-name="Default"/>
        <table:table-row table:style-name="ro1">
          <table:table-cell office:value-type="string" table:number-columns-spanned="2" table:number-rows-spanned="1">
            <text:p>Cache accesses</text:p>
          </table:table-cell>
          <table:covered-table-cell/>
          <table:table-cell table:number-columns-repeated="3"/>
        </table:table-row>
        <table:table-row table:style-name="ro1">
          <table:table-cell office:value-type="string">
            <text:p>Size of Cache (in bytes)</text:p>
          </table:table-cell>
          <table:table-cell office:value-type="string">
            <text:p>File 1</text:p>
          </table:table-cell>
          <table:table-cell office:value-type="string">
            <text:p>File 2 </text:p>
          </table:table-cell>
          <table:table-cell office:value-type="string">
            <text:p>File 3</text:p>
          </table:table-cell>
          <table:table-cell office:value-type="string">
            <text:p>Average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821142">
            <text:p>821142</text:p>
          </table:table-cell>
          <table:table-cell office:value-type="float" office:value="364443">
            <text:p>364443</text:p>
          </table:table-cell>
          <table:table-cell office:value-type="float" office:value="2345459">
            <text:p>2345459</text:p>
          </table:table-cell>
          <table:table-cell table:formula="of:=AVERAGE([.B3];[.C3];[.D3])" office:value-type="float" office:value="1177014.66666667">
            <text:p>1177014.66666667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821142">
            <text:p>821142</text:p>
          </table:table-cell>
          <table:table-cell office:value-type="float" office:value="364443">
            <text:p>364443</text:p>
          </table:table-cell>
          <table:table-cell office:value-type="float" office:value="2345459">
            <text:p>2345459</text:p>
          </table:table-cell>
          <table:table-cell table:formula="of:=AVERAGE([.B4];[.C4];[.D4])" office:value-type="float" office:value="1177014.66666667">
            <text:p>1177014.66666667</text:p>
          </table:table-cell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821142">
            <text:p>821142</text:p>
          </table:table-cell>
          <table:table-cell office:value-type="float" office:value="364443">
            <text:p>364443</text:p>
          </table:table-cell>
          <table:table-cell office:value-type="float" office:value="2345459">
            <text:p>2345459</text:p>
          </table:table-cell>
          <table:table-cell table:formula="of:=AVERAGE([.B5];[.C5];[.D5])" office:value-type="float" office:value="1177014.66666667">
            <text:p>1177014.66666667</text:p>
          </table:table-cell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821142">
            <text:p>821142</text:p>
          </table:table-cell>
          <table:table-cell office:value-type="float" office:value="364443">
            <text:p>364443</text:p>
          </table:table-cell>
          <table:table-cell office:value-type="float" office:value="2345459">
            <text:p>2345459</text:p>
          </table:table-cell>
          <table:table-cell table:formula="of:=AVERAGE([.B6];[.C6];[.D6])" office:value-type="float" office:value="1177014.66666667">
            <text:p>1177014.66666667</text:p>
          </table:table-cell>
        </table:table-row>
        <table:table-row table:style-name="ro1">
          <table:table-cell office:value-type="float" office:value="16000">
            <text:p>16000</text:p>
          </table:table-cell>
          <table:table-cell office:value-type="float" office:value="821142">
            <text:p>821142</text:p>
          </table:table-cell>
          <table:table-cell office:value-type="float" office:value="364443">
            <text:p>364443</text:p>
          </table:table-cell>
          <table:table-cell office:value-type="float" office:value="2345459">
            <text:p>2345459</text:p>
          </table:table-cell>
          <table:table-cell table:formula="of:=AVERAGE([.B7];[.C7];[.D7])" office:value-type="float" office:value="1177014.66666667">
            <text:p>1177014.66666667</text:p>
          </table:table-cell>
        </table:table-row>
        <table:table-row table:style-name="ro1">
          <table:table-cell office:value-type="float" office:value="32000">
            <text:p>32000</text:p>
          </table:table-cell>
          <table:table-cell office:value-type="float" office:value="821142">
            <text:p>821142</text:p>
          </table:table-cell>
          <table:table-cell office:value-type="float" office:value="364443">
            <text:p>364443</text:p>
          </table:table-cell>
          <table:table-cell office:value-type="float" office:value="2345459">
            <text:p>2345459</text:p>
          </table:table-cell>
          <table:table-cell table:formula="of:=AVERAGE([.B8];[.C8];[.D8])" office:value-type="float" office:value="1177014.66666667">
            <text:p>1177014.66666667</text:p>
          </table:table-cell>
        </table:table-row>
        <table:table-row table:style-name="ro1">
          <table:table-cell office:value-type="float" office:value="64000">
            <text:p>64000</text:p>
          </table:table-cell>
          <table:table-cell office:value-type="float" office:value="821142">
            <text:p>821142</text:p>
          </table:table-cell>
          <table:table-cell office:value-type="float" office:value="364443">
            <text:p>364443</text:p>
          </table:table-cell>
          <table:table-cell office:value-type="float" office:value="2345459">
            <text:p>2345459</text:p>
          </table:table-cell>
          <table:table-cell table:formula="of:=AVERAGE([.B9];[.C9];[.D9])" office:value-type="float" office:value="1177014.66666667">
            <text:p>1177014.66666667</text:p>
          </table:table-cell>
        </table:table-row>
        <table:table-row table:style-name="ro1" table:number-rows-repeated="6">
          <table:table-cell table:number-columns-repeated="5"/>
        </table:table-row>
        <table:table-row table:style-name="ro1">
          <table:table-cell office:value-type="string" table:number-columns-spanned="2" table:number-rows-spanned="1">
            <text:p>Cache miss</text:p>
          </table:table-cell>
          <table:covered-table-cell/>
          <table:table-cell table:number-columns-repeated="3"/>
        </table:table-row>
        <table:table-row table:style-name="ro1">
          <table:table-cell office:value-type="string">
            <text:p>Size of Cache (in bytes)</text:p>
          </table:table-cell>
          <table:table-cell office:value-type="string">
            <text:p>File 1</text:p>
          </table:table-cell>
          <table:table-cell office:value-type="string">
            <text:p>File 2 </text:p>
          </table:table-cell>
          <table:table-cell office:value-type="string">
            <text:p>File 3</text:p>
          </table:table-cell>
          <table:table-cell office:value-type="string">
            <text:p>Average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82201">
            <text:p>82201</text:p>
          </table:table-cell>
          <table:table-cell office:value-type="float" office:value="56601">
            <text:p>56601</text:p>
          </table:table-cell>
          <table:table-cell office:value-type="float" office:value="19609">
            <text:p>19609</text:p>
          </table:table-cell>
          <table:table-cell table:style-name="ce4" table:formula="of:=AVERAGE([.B18];[.C18];[.D18])" office:value-type="float" office:value="52803.6666666667">
            <text:p>52803.67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71626">
            <text:p>71626</text:p>
          </table:table-cell>
          <table:table-cell office:value-type="float" office:value="53492">
            <text:p>53492</text:p>
          </table:table-cell>
          <table:table-cell office:value-type="float" office:value="7720">
            <text:p>7720</text:p>
          </table:table-cell>
          <table:table-cell table:style-name="ce4" table:formula="of:=AVERAGE([.B19];[.C19];[.D19])" office:value-type="float" office:value="44279.3333333333">
            <text:p>44279.33</text:p>
          </table:table-cell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58668">
            <text:p>58668</text:p>
          </table:table-cell>
          <table:table-cell office:value-type="float" office:value="47473">
            <text:p>47473</text:p>
          </table:table-cell>
          <table:table-cell office:value-type="float" office:value="7067">
            <text:p>7067</text:p>
          </table:table-cell>
          <table:table-cell table:style-name="ce4" table:formula="of:=AVERAGE([.B20];[.C20];[.D20])" office:value-type="float" office:value="37736">
            <text:p>37736.00</text:p>
          </table:table-cell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102661">
            <text:p>102661</text:p>
          </table:table-cell>
          <table:table-cell office:value-type="float" office:value="53777">
            <text:p>53777</text:p>
          </table:table-cell>
          <table:table-cell office:value-type="float" office:value="257908">
            <text:p>257908</text:p>
          </table:table-cell>
          <table:table-cell table:style-name="ce4" table:formula="of:=AVERAGE([.B21];[.C21];[.D21])" office:value-type="float" office:value="138115.333333333">
            <text:p>138115.33</text:p>
          </table:table-cell>
        </table:table-row>
        <table:table-row table:style-name="ro1">
          <table:table-cell office:value-type="float" office:value="16000">
            <text:p>16000</text:p>
          </table:table-cell>
          <table:table-cell office:value-type="float" office:value="55904">
            <text:p>55904</text:p>
          </table:table-cell>
          <table:table-cell office:value-type="float" office:value="37266">
            <text:p>37266</text:p>
          </table:table-cell>
          <table:table-cell office:value-type="float" office:value="97597">
            <text:p>97597</text:p>
          </table:table-cell>
          <table:table-cell table:style-name="ce4" table:formula="of:=AVERAGE([.B22];[.C22];[.D22])" office:value-type="float" office:value="63589">
            <text:p>63589.00</text:p>
          </table:table-cell>
        </table:table-row>
        <table:table-row table:style-name="ro1">
          <table:table-cell office:value-type="float" office:value="32000">
            <text:p>32000</text:p>
          </table:table-cell>
          <table:table-cell office:value-type="float" office:value="33457">
            <text:p>33457</text:p>
          </table:table-cell>
          <table:table-cell office:value-type="float" office:value="25854">
            <text:p>25854</text:p>
          </table:table-cell>
          <table:table-cell office:value-type="float" office:value="14429">
            <text:p>14429</text:p>
          </table:table-cell>
          <table:table-cell table:style-name="ce4" table:formula="of:=AVERAGE([.B23];[.C23];[.D23])" office:value-type="float" office:value="24580">
            <text:p>24580.00</text:p>
          </table:table-cell>
        </table:table-row>
        <table:table-row table:style-name="ro1">
          <table:table-cell office:value-type="float" office:value="64000">
            <text:p>64000</text:p>
          </table:table-cell>
          <table:table-cell office:value-type="float" office:value="2911">
            <text:p>2911</text:p>
          </table:table-cell>
          <table:table-cell office:value-type="float" office:value="20755">
            <text:p>20755</text:p>
          </table:table-cell>
          <table:table-cell office:value-type="float" office:value="3123">
            <text:p>3123</text:p>
          </table:table-cell>
          <table:table-cell table:style-name="ce4" table:formula="of:=AVERAGE([.B24];[.C24];[.D24])" office:value-type="float" office:value="8929.66666666667">
            <text:p>8929.67</text:p>
          </table:table-cell>
        </table:table-row>
        <table:table-row table:style-name="ro1" table:number-rows-repeated="4">
          <table:table-cell table:number-columns-repeated="5"/>
        </table:table-row>
        <table:table-row table:style-name="ro1">
          <table:table-cell/>
          <table:table-cell>
            <draw:frame table:end-cell-address="'two-way associativity'.I49" table:end-x="0.365in" table:end-y="0.0732in" draw:z-index="0" draw:style-name="gr2" draw:text-style-name="P1" svg:width="6.2984in" svg:height="3.5457in" svg:x="0.2898in" svg:y="0.0839in">
              <draw:object draw:notify-on-update-of-ranges="'two-way associativity'.A18:'two-way associativity'.A24 'two-way associativity'.E18:'two-way associativity'.E24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3"/>
        </table:table-row>
      </table:table>
      <table:table table:name="four-way associativty" table:style-name="ta1" table:print="false">
        <table:table-column table:style-name="co8" table:default-cell-style-name="Default"/>
        <table:table-column table:style-name="co6" table:number-columns-repeated="4" table:default-cell-style-name="Default"/>
        <table:table-row table:style-name="ro1">
          <table:table-cell office:value-type="string" table:number-columns-spanned="2" table:number-rows-spanned="1">
            <text:p>Cache accesses</text:p>
          </table:table-cell>
          <table:covered-table-cell/>
          <table:table-cell table:number-columns-repeated="3"/>
        </table:table-row>
        <table:table-row table:style-name="ro1">
          <table:table-cell office:value-type="string">
            <text:p>Size of Cache (in bytes)</text:p>
          </table:table-cell>
          <table:table-cell office:value-type="string">
            <text:p>File 1</text:p>
          </table:table-cell>
          <table:table-cell office:value-type="string">
            <text:p>File 2 </text:p>
          </table:table-cell>
          <table:table-cell office:value-type="string">
            <text:p>File 3</text:p>
          </table:table-cell>
          <table:table-cell office:value-type="string">
            <text:p>Average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821142">
            <text:p>821142</text:p>
          </table:table-cell>
          <table:table-cell office:value-type="float" office:value="364443">
            <text:p>364443</text:p>
          </table:table-cell>
          <table:table-cell office:value-type="float" office:value="2345459">
            <text:p>2345459</text:p>
          </table:table-cell>
          <table:table-cell table:formula="of:=AVERAGE([.B4];[.C4];[.D4])" office:value-type="float" office:value="1177014.66666667">
            <text:p>1177014.66666667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821142">
            <text:p>821142</text:p>
          </table:table-cell>
          <table:table-cell office:value-type="float" office:value="364443">
            <text:p>364443</text:p>
          </table:table-cell>
          <table:table-cell office:value-type="float" office:value="2345459">
            <text:p>2345459</text:p>
          </table:table-cell>
          <table:table-cell table:formula="of:=AVERAGE([.B5];[.C5];[.D5])" office:value-type="float" office:value="1177014.66666667">
            <text:p>1177014.66666667</text:p>
          </table:table-cell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821142">
            <text:p>821142</text:p>
          </table:table-cell>
          <table:table-cell office:value-type="float" office:value="364443">
            <text:p>364443</text:p>
          </table:table-cell>
          <table:table-cell office:value-type="float" office:value="2345459">
            <text:p>2345459</text:p>
          </table:table-cell>
          <table:table-cell table:formula="of:=AVERAGE([.B6];[.C6];[.D6])" office:value-type="float" office:value="1177014.66666667">
            <text:p>1177014.66666667</text:p>
          </table:table-cell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821142">
            <text:p>821142</text:p>
          </table:table-cell>
          <table:table-cell office:value-type="float" office:value="364443">
            <text:p>364443</text:p>
          </table:table-cell>
          <table:table-cell office:value-type="float" office:value="2345459">
            <text:p>2345459</text:p>
          </table:table-cell>
          <table:table-cell table:formula="of:=AVERAGE([.B7];[.C7];[.D7])" office:value-type="float" office:value="1177014.66666667">
            <text:p>1177014.66666667</text:p>
          </table:table-cell>
        </table:table-row>
        <table:table-row table:style-name="ro1">
          <table:table-cell office:value-type="float" office:value="16000">
            <text:p>16000</text:p>
          </table:table-cell>
          <table:table-cell office:value-type="float" office:value="821142">
            <text:p>821142</text:p>
          </table:table-cell>
          <table:table-cell office:value-type="float" office:value="364443">
            <text:p>364443</text:p>
          </table:table-cell>
          <table:table-cell office:value-type="float" office:value="2345459">
            <text:p>2345459</text:p>
          </table:table-cell>
          <table:table-cell table:formula="of:=AVERAGE([.B8];[.C8];[.D8])" office:value-type="float" office:value="1177014.66666667">
            <text:p>1177014.66666667</text:p>
          </table:table-cell>
        </table:table-row>
        <table:table-row table:style-name="ro1">
          <table:table-cell office:value-type="float" office:value="32000">
            <text:p>32000</text:p>
          </table:table-cell>
          <table:table-cell office:value-type="float" office:value="821142">
            <text:p>821142</text:p>
          </table:table-cell>
          <table:table-cell office:value-type="float" office:value="364443">
            <text:p>364443</text:p>
          </table:table-cell>
          <table:table-cell office:value-type="float" office:value="2345459">
            <text:p>2345459</text:p>
          </table:table-cell>
          <table:table-cell table:formula="of:=AVERAGE([.B9];[.C9];[.D9])" office:value-type="float" office:value="1177014.66666667">
            <text:p>1177014.66666667</text:p>
          </table:table-cell>
        </table:table-row>
        <table:table-row table:style-name="ro1">
          <table:table-cell office:value-type="float" office:value="64000">
            <text:p>64000</text:p>
          </table:table-cell>
          <table:table-cell office:value-type="float" office:value="821142">
            <text:p>821142</text:p>
          </table:table-cell>
          <table:table-cell office:value-type="float" office:value="364443">
            <text:p>364443</text:p>
          </table:table-cell>
          <table:table-cell office:value-type="float" office:value="2345459">
            <text:p>2345459</text:p>
          </table:table-cell>
          <table:table-cell table:formula="of:=AVERAGE([.B9];[.C9];[.D9])" office:value-type="float" office:value="1177014.66666667">
            <text:p>1177014.66666667</text:p>
          </table:table-cell>
        </table:table-row>
        <table:table-row table:style-name="ro1" table:number-rows-repeated="6">
          <table:table-cell table:number-columns-repeated="5"/>
        </table:table-row>
        <table:table-row table:style-name="ro1">
          <table:table-cell office:value-type="string" table:number-columns-spanned="2" table:number-rows-spanned="1">
            <text:p>Cache miss</text:p>
          </table:table-cell>
          <table:covered-table-cell/>
          <table:table-cell table:number-columns-repeated="3"/>
        </table:table-row>
        <table:table-row table:style-name="ro1">
          <table:table-cell office:value-type="string">
            <text:p>Size of Cache (in bytes)</text:p>
          </table:table-cell>
          <table:table-cell office:value-type="string">
            <text:p>File 1</text:p>
          </table:table-cell>
          <table:table-cell office:value-type="string">
            <text:p>File 2 </text:p>
          </table:table-cell>
          <table:table-cell office:value-type="string">
            <text:p>File 3</text:p>
          </table:table-cell>
          <table:table-cell office:value-type="string">
            <text:p>Average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79994">
            <text:p>79994</text:p>
          </table:table-cell>
          <table:table-cell office:value-type="float" office:value="56603">
            <text:p>56603</text:p>
          </table:table-cell>
          <table:table-cell office:value-type="float" office:value="24421">
            <text:p>24421</text:p>
          </table:table-cell>
          <table:table-cell table:style-name="ce4" table:formula="of:=AVERAGE([.B18];[.C18];[.D18])" office:value-type="float" office:value="53672.6666666667">
            <text:p>53672.67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72450">
            <text:p>72450</text:p>
          </table:table-cell>
          <table:table-cell office:value-type="float" office:value="54080">
            <text:p>54080</text:p>
          </table:table-cell>
          <table:table-cell office:value-type="float" office:value="7833">
            <text:p>7833</text:p>
          </table:table-cell>
          <table:table-cell table:style-name="ce4" table:formula="of:=AVERAGE([.B19];[.C19];[.D19])" office:value-type="float" office:value="44787.6666666667">
            <text:p>44787.67</text:p>
          </table:table-cell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63213">
            <text:p>63213</text:p>
          </table:table-cell>
          <table:table-cell office:value-type="float" office:value="48133">
            <text:p>48133</text:p>
          </table:table-cell>
          <table:table-cell office:value-type="float" office:value="6062">
            <text:p>6062</text:p>
          </table:table-cell>
          <table:table-cell table:style-name="ce4" table:formula="of:=AVERAGE([.B20];[.C20];[.D20])" office:value-type="float" office:value="39136">
            <text:p>39136.00</text:p>
          </table:table-cell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40950">
            <text:p>40950</text:p>
          </table:table-cell>
          <table:table-cell office:value-type="float" office:value="27606">
            <text:p>27606</text:p>
          </table:table-cell>
          <table:table-cell office:value-type="float" office:value="4871">
            <text:p>4871</text:p>
          </table:table-cell>
          <table:table-cell table:style-name="ce4" table:formula="of:=AVERAGE([.B21];[.C21];[.D21])" office:value-type="float" office:value="24475.6666666667">
            <text:p>24475.67</text:p>
          </table:table-cell>
        </table:table-row>
        <table:table-row table:style-name="ro1">
          <table:table-cell office:value-type="float" office:value="16000">
            <text:p>16000</text:p>
          </table:table-cell>
          <table:table-cell office:value-type="float" office:value="34779">
            <text:p>34779</text:p>
          </table:table-cell>
          <table:table-cell office:value-type="float" office:value="33731">
            <text:p>33731</text:p>
          </table:table-cell>
          <table:table-cell office:value-type="float" office:value="5065">
            <text:p>5065</text:p>
          </table:table-cell>
          <table:table-cell table:style-name="ce4" table:formula="of:=AVERAGE([.B22];[.C22];[.D22])" office:value-type="float" office:value="24525">
            <text:p>24525.00</text:p>
          </table:table-cell>
        </table:table-row>
        <table:table-row table:style-name="ro1">
          <table:table-cell office:value-type="float" office:value="32000">
            <text:p>32000</text:p>
          </table:table-cell>
          <table:table-cell office:value-type="float" office:value="10798">
            <text:p>10798</text:p>
          </table:table-cell>
          <table:table-cell office:value-type="float" office:value="18184">
            <text:p>18184</text:p>
          </table:table-cell>
          <table:table-cell office:value-type="float" office:value="3350">
            <text:p>3350</text:p>
          </table:table-cell>
          <table:table-cell table:style-name="ce4" table:formula="of:=AVERAGE([.B23];[.C23];[.D23])" office:value-type="float" office:value="10777.3333333333">
            <text:p>10777.33</text:p>
          </table:table-cell>
        </table:table-row>
        <table:table-row table:style-name="ro1">
          <table:table-cell office:value-type="float" office:value="64000">
            <text:p>64000</text:p>
          </table:table-cell>
          <table:table-cell office:value-type="float" office:value="159">
            <text:p>159</text:p>
          </table:table-cell>
          <table:table-cell office:value-type="float" office:value="6219">
            <text:p>6219</text:p>
          </table:table-cell>
          <table:table-cell office:value-type="float" office:value="1331">
            <text:p>1331</text:p>
          </table:table-cell>
          <table:table-cell table:style-name="ce4" table:formula="of:=AVERAGE([.B24];[.C24];[.D24])" office:value-type="float" office:value="2569.66666666667">
            <text:p>2569.67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>
            <draw:frame table:end-cell-address="'four-way associativty'.I51" table:end-x="0.65in" table:end-y="0.1362in" draw:z-index="0" draw:style-name="gr3" draw:text-style-name="P1" svg:width="8.2736in" svg:height="4.4768in" svg:x="0.3843in" svg:y="0.1047in">
              <draw:object draw:notify-on-update-of-ranges="'four-way associativty'.A18:'four-way associativty'.A24 'four-way associativty'.E18:'four-way associativty'.E24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stroke-dash draw:name="Ultrafine_20_Dashed" draw:display-name="Ultrafine Dashed" draw:style="rect" draw:dots1="1" draw:dots1-length="0.0201in" draw:dots2="1" draw:dots2-length="0.0201in" draw:distance="0.0201in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3">12/03/2015</text:date>, <text:time>20:53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eborah Rempala</meta:initial-creator>
    <meta:creation-date>2015-12-01T12:42:58.04</meta:creation-date>
    <dc:date>2015-12-03T20:53:25.23</dc:date>
    <dc:creator>Deborah Rempala</dc:creator>
    <meta:editing-duration>PT6H28M58S</meta:editing-duration>
    <meta:editing-cycles>71</meta:editing-cycles>
    <meta:generator>OpenOffice/4.1.2$Win32 OpenOffice.org_project/412m3$Build-9782</meta:generator>
    <meta:document-statistic meta:table-count="3" meta:cell-count="246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leave-gap" chart:right-angled-axes="true" chart:data-label-number="value" chart:data-label-text="false" chart:data-label-symbol="fals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data-label-number="value" chart:data-label-text="false" chart:data-label-symbol="false" chart:label-position="top" style:rotation-angle="10"/>
      <style:graphic-properties svg:stroke-width="0.08cm" svg:stroke-color="#004586" draw:fill-color="#004586" dr3d:edge-rounding="5%"/>
      <style:text-properties fo:font-size="8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39cm" svg:height="9.006cm" xlink:href=".." xlink:type="simple" chart:class="chart:line" chart:style-name="ch1">
        <chart:plot-area chart:style-name="ch2" table:cell-range-address="'Full Associativty'.A18:'Full Associativty'.A24 'Full Associativty'.E18:'Full Associativty'.E24" chart:data-source-has-labels="column" svg:x="1.05cm" svg:y="1.634cm" svg:width="14.298cm" svg:height="6.181cm">
          <chartooo:coordinate-region svg:x="2.227cm" svg:y="1.846cm" svg:width="12.656cm" svg:height="5.296cm"/>
          <chart:axis chart:dimension="x" chart:name="primary-x" chart:style-name="ch3" chartooo:axis-type="auto">
            <chartooo:date-scale/>
            <chart:title svg:x="6.448cm" svg:y="7.996cm" chart:style-name="ch4">
              <text:p>Size of Cache (in bytes)</text:p>
            </chart:title>
            <chart:categories table:cell-range-address="'Full Associativty'.A18:'Full Associativty'.A24"/>
          </chart:axis>
          <chart:axis chart:dimension="y" chart:name="primary-y" chart:style-name="ch3">
            <chart:title svg:x="0.136cm" svg:y="6.144cm" chart:style-name="ch5">
              <text:p>Number of misses</text:p>
            </chart:title>
            <chart:grid chart:style-name="ch6" chart:class="major"/>
          </chart:axis>
          <chart:series chart:style-name="ch7" chart:values-cell-range-address="'Full Associativty'.E18:'Full Associativty'.E24" chart:class="chart:line"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'Full Associativty'.A18:'Full Associativty'.A24</svg:desc>
                </draw:g>
              </table:table-cell>
              <table:table-cell office:value-type="float" office:value="44086">
                <text:p>44086</text:p>
                <draw:g>
                  <svg:desc>'Full Associativty'.E18:'Full Associativty'.E24</svg:desc>
                </draw:g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40348.3333333333">
                <text:p>40348.3333333333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18473.3333333333">
                <text:p>18473.3333333333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519.333333333333">
                <text:p>519.333333333333</text:p>
              </table:table-cell>
            </table:table-row>
            <table:table-row>
              <table:table-cell office:value-type="float" office:value="16000">
                <text:p>16000</text:p>
              </table:table-cell>
              <table:table-cell office:value-type="float" office:value="417">
                <text:p>417</text:p>
              </table:table-cell>
            </table:table-row>
            <table:table-row>
              <table:table-cell office:value-type="float" office:value="32000">
                <text:p>32000</text:p>
              </table:table-cell>
              <table:table-cell office:value-type="float" office:value="416.333333333333">
                <text:p>416.333333333333</text:p>
              </table:table-cell>
            </table:table-row>
            <table:table-row>
              <table:table-cell office:value-type="float" office:value="64000">
                <text:p>64000</text:p>
              </table:table-cell>
              <table:table-cell office:value-type="float" office:value="416.333333333333">
                <text:p>416.33333333333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2">
      <style:chart-properties chart:symbol-type="named-symbol" chart:symbol-name="square" chart:symbol-width="0.25cm" chart:symbol-height="0.25cm" chart:data-label-number="value" chart:data-label-text="false" chart:data-label-symbol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9cm" svg:height="9.007cm" xlink:href=".." xlink:type="simple" chart:class="chart:line" chart:style-name="ch1">
        <chart:plot-area chart:style-name="ch2" table:cell-range-address="'two-way associativity'.A18:'two-way associativity'.A24 'two-way associativity'.E18:'two-way associativity'.E24" chart:data-source-has-labels="column" svg:x="1.357cm" svg:y="0.855cm" svg:width="14.004cm" svg:height="6.964cm">
          <chartooo:coordinate-region svg:x="3.196cm" svg:y="1.067cm" svg:width="11.7cm" svg:height="6.079cm"/>
          <chart:axis chart:dimension="x" chart:name="primary-x" chart:style-name="ch3" chartooo:axis-type="auto">
            <chartooo:date-scale/>
            <chart:title svg:x="6.78cm" svg:y="8cm" chart:style-name="ch4">
              <text:p>Cache Size (in bytes)</text:p>
            </chart:title>
            <chart:categories table:cell-range-address="'two-way associativity'.A18:'two-way associativity'.A24"/>
          </chart:axis>
          <chart:axis chart:dimension="y" chart:name="primary-y" chart:style-name="ch5">
            <chart:title svg:x="0.451cm" svg:y="5.73cm" chart:style-name="ch6">
              <text:p>Number of Misses</text:p>
            </chart:title>
            <chart:grid chart:style-name="ch7" chart:class="major"/>
          </chart:axis>
          <chart:series chart:style-name="ch8" chart:values-cell-range-address="'two-way associativity'.E18:'two-way associativity'.E24" chart:class="chart:line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'two-way associativity'.A18:'two-way associativity'.A24</svg:desc>
                </draw:g>
              </table:table-cell>
              <table:table-cell office:value-type="float" office:value="52803.6666666667">
                <text:p>52803.6666666667</text:p>
                <draw:g>
                  <svg:desc>'two-way associativity'.E18:'two-way associativity'.E24</svg:desc>
                </draw:g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44279.3333333333">
                <text:p>44279.3333333333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37736">
                <text:p>37736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138115.333333333">
                <text:p>138115.333333333</text:p>
              </table:table-cell>
            </table:table-row>
            <table:table-row>
              <table:table-cell office:value-type="float" office:value="16000">
                <text:p>16000</text:p>
              </table:table-cell>
              <table:table-cell office:value-type="float" office:value="63589">
                <text:p>63589</text:p>
              </table:table-cell>
            </table:table-row>
            <table:table-row>
              <table:table-cell office:value-type="float" office:value="32000">
                <text:p>32000</text:p>
              </table:table-cell>
              <table:table-cell office:value-type="float" office:value="24580">
                <text:p>24580</text:p>
              </table:table-cell>
            </table:table-row>
            <table:table-row>
              <table:table-cell office:value-type="float" office:value="64000">
                <text:p>64000</text:p>
              </table:table-cell>
              <table:table-cell office:value-type="float" office:value="8929.66666666667">
                <text:p>8929.6666666666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leave-gap" chart:right-angled-axes="true" chart:data-label-number="value" chart:data-label-text="false" chart:data-label-symbol="fals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style:rotation-angle="0"/>
      <style:text-properties fo:font-size="9pt" style:font-size-asian="9pt" style:font-size-complex="9pt"/>
    </style:style>
    <style:style style:name="ch5" style:family="chart" style:data-style-name="N2">
      <style:chart-properties chart:display-label="true" chart:logarithmic="false" chart:maximum="700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2">
      <style:chart-properties chart:symbol-type="named-symbol" chart:symbol-name="square" chart:symbol-width="0.25cm" chart:symbol-height="0.25cm" chart:data-label-number="value" chart:data-label-text="false" chart:data-label-symbol="false" chart:label-position="right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1.016cm" svg:height="11.372cm" xlink:href=".." xlink:type="simple" chart:class="chart:line" chart:style-name="ch1">
        <chart:plot-area chart:style-name="ch2" table:cell-range-address="'four-way associativty'.A18:'four-way associativty'.A24 'four-way associativty'.E18:'four-way associativty'.E24" chart:data-source-has-labels="column" svg:x="2.301cm" svg:y="2.121cm" svg:width="17.727cm" svg:height="7.571cm">
          <chartooo:coordinate-region svg:x="3.954cm" svg:y="2.333cm" svg:width="15.609cm" svg:height="6.686cm"/>
          <chart:axis chart:dimension="x" chart:name="primary-x" chart:style-name="ch3" chartooo:axis-type="auto">
            <chartooo:date-scale/>
            <chart:title svg:x="9.229cm" svg:y="10.708cm" chart:style-name="ch4">
              <text:p>Size of Cache (in bytes)</text:p>
            </chart:title>
            <chart:categories table:cell-range-address="'four-way associativty'.A18:'four-way associativty'.A24"/>
          </chart:axis>
          <chart:axis chart:dimension="y" chart:name="primary-y" chart:style-name="ch5">
            <chart:title svg:x="1.294cm" svg:y="7.299cm" chart:style-name="ch6">
              <text:p>Number of Misses</text:p>
            </chart:title>
            <chart:grid chart:style-name="ch7" chart:class="major"/>
          </chart:axis>
          <chart:series chart:style-name="ch8" chart:values-cell-range-address="'four-way associativty'.E18:'four-way associativty'.E24" chart:class="chart:line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'four-way associativty'.A18:'four-way associativty'.A24</svg:desc>
                </draw:g>
              </table:table-cell>
              <table:table-cell office:value-type="float" office:value="53672.6666666667">
                <text:p>53672.6666666667</text:p>
                <draw:g>
                  <svg:desc>'four-way associativty'.E18:'four-way associativty'.E24</svg:desc>
                </draw:g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44787.6666666667">
                <text:p>44787.6666666667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39136">
                <text:p>39136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24475.6666666667">
                <text:p>24475.6666666667</text:p>
              </table:table-cell>
            </table:table-row>
            <table:table-row>
              <table:table-cell office:value-type="float" office:value="16000">
                <text:p>16000</text:p>
              </table:table-cell>
              <table:table-cell office:value-type="float" office:value="24525">
                <text:p>24525</text:p>
              </table:table-cell>
            </table:table-row>
            <table:table-row>
              <table:table-cell office:value-type="float" office:value="32000">
                <text:p>32000</text:p>
              </table:table-cell>
              <table:table-cell office:value-type="float" office:value="10777.3333333333">
                <text:p>10777.3333333333</text:p>
              </table:table-cell>
            </table:table-row>
            <table:table-row>
              <table:table-cell office:value-type="float" office:value="64000">
                <text:p>64000</text:p>
              </table:table-cell>
              <table:table-cell office:value-type="float" office:value="2569.66666666667">
                <text:p>2569.6666666666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